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6"/>
    <style:style style:name="P3" style:family="paragraph" style:parent-style-name="Text_20_body" style:list-style-name="L18"/>
    <style:style style:name="P4" style:family="paragraph" style:parent-style-name="Text_20_body" style:list-style-name="L19"/>
    <style:style style:name="P5" style:family="paragraph" style:parent-style-name="Text_20_body" style:list-style-name="L20"/>
    <style:style style:name="P6" style:family="paragraph" style:parent-style-name="Text_20_body" style:list-style-name="L21"/>
    <style:style style:name="P7" style:family="paragraph" style:parent-style-name="Text_20_body" style:list-style-name="L2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nterfața login:</text:p>
      <text:p text:style-name="Standard"/>
      <text:p text:style-name="Standard">1. Logare cu user și parolă corectă</text:p>
      <text:p text:style-name="Standard">2. Logare cu user valid și parolă incorectă</text:p>
      <text:p text:style-name="Standard">3. Logare cu user invalid și parolă corectă</text:p>
      <text:p text:style-name="Standard">4. Logare cu câmpuri user și parolă goale</text:p>
      <text:p text:style-name="Standard"/>
      <text:p text:style-name="Standard">Pagina principală:</text:p>
      <text:p text:style-name="Standard"/>
      <text:p text:style-name="Standard">5. Filtrare după nume crescător</text:p>
      <text:p text:style-name="Standard">6. Filtrare după nume descrescător</text:p>
      <text:p text:style-name="Standard">7. Filtrare după preț crescător</text:p>
      <text:p text:style-name="Standard">8. Filtrare după preț descrescător</text:p>
      <text:p text:style-name="Standard">9. Adăugare produs în coș</text:p>
      <text:p text:style-name="Standard"/>
      <text:p text:style-name="P1">Pagina individuală a produsului:</text:p>
      <text:p text:style-name="Standard"/>
      <text:list xml:id="list1707874545403590324" text:style-name="L16">
        <text:list-item>
          <text:p text:style-name="P2">Navigare către pagina produsului prin click pe nume</text:p>
        </text:list-item>
        <text:list-item>
          <text:p text:style-name="P2">Navigare către pagina produsului prin click pe poză</text:p>
        </text:list-item>
        <text:list-item>
          <text:p text:style-name="P2">Afișare denumire produs</text:p>
        </text:list-item>
        <text:list-item>
          <text:p text:style-name="P2">Afișare imagine produs</text:p>
        </text:list-item>
        <text:list-item>
          <text:p text:style-name="P2">Afișare descriere produs</text:p>
        </text:list-item>
        <text:list-item>
          <text:p text:style-name="P2">Afișare preț produs</text:p>
        </text:list-item>
        <text:list-item>
          <text:p text:style-name="P2">Adăugare produs în coș din pagina individuală</text:p>
        </text:list-item>
        <text:list-item>
          <text:p text:style-name="P2">Eliminare produs din coș din pagina individuală</text:p>
        </text:list-item>
        <text:list-item>
          <text:p text:style-name="P2">Navigare înapoi către pagina principală</text:p>
        </text:list-item>
      </text:list>
      <text:p text:style-name="Text_20_body"><text:span text:style-name="Strong_20_Emphasis">Coșul de cumpărături:</text:span></text:p>
      <text:list xml:id="list6629457744686925917" text:style-name="L18">
        <text:list-item>
          <text:p text:style-name="P3">Navigare înapoi la pagina cu produse</text:p>
        </text:list-item>
        <text:list-item>
          <text:p text:style-name="P3">Eliminare produs din coș</text:p>
        </text:list-item>
        <text:list-item>
          <text:p text:style-name="P3">Continuare cumpărături din coș</text:p>
        </text:list-item>
        <text:list-item>
          <text:p text:style-name="P3">Inițiere proces de checkout</text:p>
        </text:list-item>
      </text:list>
      <text:p text:style-name="Text_20_body"><text:span text:style-name="Strong_20_Emphasis">Pagina de checkout:</text:span></text:p>
      <text:list xml:id="list9154753871318224111" text:style-name="L20">
        <text:list-item>
          <text:p text:style-name="P5">Anulare proces de checkout</text:p>
        </text:list-item>
        <text:list-item>
          <text:p text:style-name="P5">Click pe butonul „Continue” cu toate câmpurile necompletate</text:p>
        </text:list-item>
        <text:list-item>
          <text:p text:style-name="P5">Click pe butonul „Continue” fără completarea câmpului „Last Name”</text:p>
        </text:list-item>
        <text:list-item>
          <text:p text:style-name="P5">Click pe butonul „Continue” fără completarea câmpului „First Name”</text:p>
        </text:list-item>
        <text:list-item>
          <text:p text:style-name="P5">Click pe butonul „Continue” fără completarea câmpului „Postal Code”</text:p>
        </text:list-item>
        <text:list-item>
          <text:p text:style-name="P5">Click pe butonul „Continue” cu toate câmpurile completate corect</text:p>
        </text:list-item>
      </text:list>
      <text:p text:style-name="Text_20_body"/>
      <text:p text:style-name="Text_20_body"/>
      <text:p text:style-name="Text_20_body"/>
      <text:p text:style-name="Text_20_body"><text:soft-page-break/><text:span text:style-name="Strong_20_Emphasis">Checkout – Overview:</text:span></text:p>
      <text:list xml:id="list4307889651761333009" text:style-name="L22">
        <text:list-item>
          <text:p text:style-name="P7">Navigare către pagina individuală a produsului prin click pe produs</text:p>
        </text:list-item>
        <text:list-item>
          <text:p text:style-name="P7">Anulare comanda prin butonul „Cancel”</text:p>
        </text:list-item>
        <text:list-item>
          <text:p text:style-name="P7">Finalizare comanda prin click pe „Finish”</text:p>
        </text:list-item>
        <text:list-item>
          <text:p text:style-name="P7">Verificare afișare date personale introduse (nume, prenume, cod poștal)</text:p>
        </text:list-item>
        <text:list-item>
          <text:p text:style-name="P7">Verificare afișare mesaj de confirmare a comenzii după click pe „Finish”</text:p>
        </text:list-item>
        <text:list-item>
          <text:p text:style-name="P7">Testare funcționalitate buton „Back Home” care redirecționează către pagina principală</text:p>
          <text:p text:style-name="P7"/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5-05-18T16:20:30.43</dc:date>
    <dc:creator>Alexandra Felecan</dc:creator>
    <meta:document-statistic meta:table-count="0" meta:image-count="0" meta:object-count="0" meta:page-count="2" meta:paragraph-count="40" meta:word-count="261" meta:character-count="1658"/>
    <meta:user-defined meta:name="Info 1"/>
    <meta:user-defined meta:name="Info 2"/>
    <meta:user-defined meta:name="Info 3"/>
    <meta:user-defined meta:name="Info 4"/>
  </office:meta>
</office:document-meta>
</file>